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93.13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31.17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2mm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2mm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2mm solid #000000" fo:border-right="none" fo:border-top="0.02mm solid #000000" fo:border-bottom="0.02mm solid #000000"/>
    </style:style>
    <style:style style:name="Table13.B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Darktable_20_text">
      <style:paragraph-properties fo:margin-top="0mm" fo:margin-bottom="2.12mm"/>
    </style:style>
    <style:style style:name="P15" style:family="paragraph" style:parent-style-name="Figure">
      <style:paragraph-properties fo:text-align="center" style:justify-single-word="false"/>
    </style:style>
    <style:style style:name="P16" style:family="paragraph" style:parent-style-name="Darktable_20_text" style:list-style-name="L1"/>
    <style:style style:name="P17" style:family="paragraph" style:parent-style-name="Darktable_20_text" style:list-style-name="L2"/>
    <style:style style:name="P18" style:family="paragraph" style:parent-style-name="Darktable_20_text" style:list-style-name="L3"/>
    <style:style style:name="P19"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8"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1"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4"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5"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7"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2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24"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5"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2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28"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s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29"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0" draw:name="graphics12" text:anchor-type="as-char" svg:width="17.46mm" svg:height="6.61mm" draw:z-index="21"><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1" draw:name="graphics2" text:anchor-type="as-char" svg:width="12.96mm" svg:height="6.61mm" draw:z-index="23"><draw:image xlink:href="Pictures/100000000000003100000019E2CE6325.png" xlink:type="simple" xlink:show="embed" xlink:actuate="onLoad"/></draw:frame></text:p>
          </table:table-cell>
          <table:table-cell table:style-name="Table3.B2" office:value-type="string">
            <text:p text:style-name="P12">Custom</text:p>
          </table:table-cell>
        </table:table-row>
        <table:table-row>
          <table:table-cell table:style-name="Table3.A2" office:value-type="string">
            <text:p text:style-name="P12"><draw:frame draw:style-name="fr30" draw:name="graphics3" text:anchor-type="as-char" svg:width="10.32mm" svg:height="6.61mm" draw:z-index="25"><draw:image xlink:href="Pictures/100000000000002700000019894D1254.png" xlink:type="simple" xlink:show="embed" xlink:actuate="onLoad"/></draw:frame></text:p>
          </table:table-cell>
          <table:table-cell table:style-name="Table3.B2" office:value-type="string">
            <text:p text:style-name="P12">Kelvin</text:p>
          </table:table-cell>
        </table:table-row>
        <table:table-row>
          <table:table-cell table:style-name="Table3.A2" office:value-type="string">
            <text:p text:style-name="P12"><draw:frame draw:style-name="fr30" draw:name="graphics4" text:anchor-type="as-char" svg:width="8.73mm" svg:height="8.2mm" draw:z-index="28"><draw:image xlink:href="Pictures/10000000000000210000001FFCC62DE0.png" xlink:type="simple" xlink:show="embed" xlink:actuate="onLoad"/></draw:frame></text:p>
          </table:table-cell>
          <table:table-cell table:style-name="Table3.B2" office:value-type="string">
            <text:p text:style-name="P12">Tungsten</text:p>
          </table:table-cell>
        </table:table-row>
        <table:table-row>
          <table:table-cell table:style-name="Table3.A2" office:value-type="string">
            <text:p text:style-name="P12"><draw:frame draw:style-name="fr30" draw:name="graphics5" text:anchor-type="as-char" svg:width="7.94mm" svg:height="7.67mm" draw:z-index="30"><draw:image xlink:href="Pictures/100000000000001E0000001DA24E57B3.png" xlink:type="simple" xlink:show="embed" xlink:actuate="onLoad"/></draw:frame></text:p>
          </table:table-cell>
          <table:table-cell table:style-name="Table3.B2" office:value-type="string">
            <text:p text:style-name="P12">Fluorescent</text:p>
          </table:table-cell>
        </table:table-row>
        <table:table-row>
          <table:table-cell table:style-name="Table3.A2" office:value-type="string">
            <text:p text:style-name="P12"><draw:frame draw:style-name="fr30" draw:name="graphics6" text:anchor-type="as-char" svg:width="7.67mm" svg:height="7.67mm" draw:z-index="32"><draw:image xlink:href="Pictures/100000000000001D0000001D1D439CAD.png" xlink:type="simple" xlink:show="embed" xlink:actuate="onLoad"/></draw:frame></text:p>
          </table:table-cell>
          <table:table-cell table:style-name="Table3.B2" office:value-type="string">
            <text:p text:style-name="P12">Daylight</text:p>
          </table:table-cell>
        </table:table-row>
        <table:table-row>
          <table:table-cell table:style-name="Table3.A2" office:value-type="string">
            <text:p text:style-name="P12"><draw:frame draw:style-name="fr30" draw:name="graphics7" text:anchor-type="as-char" svg:width="4.76mm" svg:height="7.67mm" draw:z-index="34"><draw:image xlink:href="Pictures/10000000000000120000001DA21C6E70.png" xlink:type="simple" xlink:show="embed" xlink:actuate="onLoad"/></draw:frame></text:p>
          </table:table-cell>
          <table:table-cell table:style-name="Table3.B2" office:value-type="string">
            <text:p text:style-name="P12">Flash</text:p>
          </table:table-cell>
        </table:table-row>
        <table:table-row>
          <table:table-cell table:style-name="Table3.A2" office:value-type="string">
            <text:p text:style-name="P12"><draw:frame draw:style-name="fr30" draw:name="graphics8" text:anchor-type="as-char" svg:width="10.32mm" svg:height="6.88mm" draw:z-index="35"><draw:image xlink:href="Pictures/10000000000000270000001A20EF8581.png" xlink:type="simple" xlink:show="embed" xlink:actuate="onLoad"/></draw:frame></text:p>
          </table:table-cell>
          <table:table-cell table:style-name="Table3.B2" office:value-type="string">
            <text:p text:style-name="P12">Cloudy</text:p>
          </table:table-cell>
        </table:table-row>
        <table:table-row>
          <table:table-cell table:style-name="Table3.A2" office:value-type="string">
            <text:p text:style-name="P12"><draw:frame draw:style-name="fr30" draw:name="graphics9" text:anchor-type="as-char" svg:width="10.85mm" svg:height="7.14mm" draw:z-index="37"><draw:image xlink:href="Pictures/10000000000000290000001BB1E7ED44.png" xlink:type="simple" xlink:show="embed" xlink:actuate="onLoad"/></draw:frame></text:p>
          </table:table-cell>
          <table:table-cell table:style-name="Table3.B2"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0"><draw:text-box fo:min-height="59.78mm"><text:p text:style-name="Darktable_20_caption"><draw:frame draw:style-name="fr32"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691070400" text:style-name="L1">
        <text:list-item>
          <text:p text:style-name="P16">changing tint, temperature in and temperature out;</text:p>
        </text:list-item>
        <text:list-item>
          <text:p text:style-name="P16">modifying the values of red, green and blue;</text:p>
        </text:list-item>
        <text:list-item>
          <text:p text:style-name="P16">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4"><draw:text-box fo:min-height="59.13mm"><text:p text:style-name="Darktable_20_caption"><draw:frame draw:style-name="fr33" draw:name="graphics121" text:anchor-type="paragraph" svg:y="0.02mm" svg:width="34.96mm" style:rel-width="50%" svg:height="52.92mm" style:rel-height="scale" draw:z-index="74"><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22"><draw:text-box fo:min-height="59.13mm"><text:p text:style-name="Darktable_20_caption"><draw:frame draw:style-name="fr33" draw:name="graphics13" text:anchor-type="paragraph" svg:y="0.02mm" svg:width="34.96mm" style:rel-width="50%" svg:height="52.92mm" style:rel-height="scale" draw:z-index="2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4" draw:name="Frame4" text:anchor-type="paragraph" svg:x="10mm" svg:y="60.01mm" svg:width="69.92mm" draw:z-index="41"><draw:text-box fo:min-height="59.13mm"><text:p text:style-name="Darktable_20_caption"><draw:frame draw:style-name="fr33" draw:name="graphics14" text:anchor-type="paragraph" svg:y="0.02mm" svg:width="34.96mm" style:rel-width="50%" svg:height="52.92mm" style:rel-height="scale" draw:z-index="4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4" draw:name="Frame5" text:anchor-type="paragraph" svg:x="90.01mm" svg:y="60.01mm" svg:width="69.92mm" draw:z-index="54"><draw:text-box fo:min-height="59.13mm"><text:p text:style-name="Darktable_20_caption"><draw:frame draw:style-name="fr33" draw:name="graphics15" text:anchor-type="paragraph" svg:y="0.02mm" svg:width="34.96mm" style:rel-width="50%" svg:height="52.92mm" style:rel-height="scale" draw:z-index="55"><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4" draw:name="Frame6" text:anchor-type="paragraph" svg:x="50.04mm" svg:y="5.27mm" svg:width="88.97mm" draw:z-index="75"><draw:text-box fo:min-height="59.43mm"><text:p text:style-name="Darktable_20_caption"><draw:frame draw:style-name="fr33" draw:name="graphics16" text:anchor-type="paragraph" svg:y="0.02mm" svg:width="35.6mm" style:rel-width="40%" svg:height="52.92mm" style:rel-height="scale" draw:z-index="76"><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5"><draw:text-box fo:min-height="59.13mm"><text:p text:style-name="Darktable_20_caption"><draw:frame draw:style-name="fr33" draw:name="graphics18" text:anchor-type="paragraph" svg:y="0.02mm" svg:width="34.96mm" style:rel-width="50%" svg:height="52.92mm" style:rel-height="scale" draw:z-index="1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19"><draw:text-box fo:min-height="59.13mm"><text:p text:style-name="Darktable_20_caption"><draw:frame draw:style-name="fr33" draw:name="graphics17" text:anchor-type="paragraph" svg:y="0.02mm" svg:width="34.96mm" style:rel-width="50%" svg:height="52.92mm" style:rel-height="scale" draw:z-index="20"><draw:image xlink:href="../images/fosdinovo-5-1-1.jpg" xlink:type="simple" xlink:show="embed" xlink:actuate="onLoad"/></draw:frame>Figure <text:sequence text:ref-name="refFigure7" text:name="Figure" text:formula="ooow:Figure+1" style:num-format="1">7</text:sequence>: R: 5, G: 1, B: 1</text:p></draw:text-box></draw:frame><draw:frame draw:style-name="fr4" draw:name="Frame9" text:anchor-type="paragraph" svg:x="10mm" svg:y="59.41mm" svg:width="69.92mm" draw:z-index="29"><draw:text-box fo:min-height="59.13mm"><text:p text:style-name="Darktable_20_caption"><draw:frame draw:style-name="fr33" draw:name="graphics19" text:anchor-type="paragraph" svg:y="0.02mm" svg:width="34.96mm" style:rel-width="50%" svg:height="52.92mm" style:rel-height="scale" draw:z-index="31"><draw:image xlink:href="../images/fosdinovo-1-1-5.jpg" xlink:type="simple" xlink:show="embed" xlink:actuate="onLoad"/></draw:frame>Figure <text:sequence text:ref-name="refFigure8" text:name="Figure" text:formula="ooow:Figure+1" style:num-format="1">9</text:sequence>: R: 5, G: 1, B: 1</text:p></draw:text-box></draw:frame><draw:frame draw:style-name="fr4" draw:name="Frame10" text:anchor-type="paragraph" svg:x="90.01mm" svg:y="59.41mm" svg:width="69.92mm" draw:z-index="39"><draw:text-box fo:min-height="59.13mm"><text:p text:style-name="Darktable_20_caption"><draw:frame draw:style-name="fr33" draw:name="graphics20" text:anchor-type="paragraph" svg:y="0.02mm" svg:width="34.96mm" style:rel-width="50%" svg:height="52.92mm" style:rel-height="scale" draw:z-index="40"><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79509287" text:style-name="L2">
        <text:list-item>
          <text:p text:style-name="P17">Camera white balance</text:p>
        </text:list-item>
        <text:list-item>
          <text:p text:style-name="P17">Spot white balance</text:p>
        </text:list-item>
        <text:list-item>
          <text:p text:style-name="P17">Passthrough</text:p>
        </text:list-item>
        <text:list-item>
          <text:p text:style-name="P17">Daylight</text:p>
        </text:list-item>
        <text:list-item>
          <text:p text:style-name="P17">Shade</text:p>
        </text:list-item>
        <text:list-item>
          <text:p text:style-name="P17">Cloudy</text:p>
        </text:list-item>
        <text:list-item>
          <text:p text:style-name="P17">Tungsten</text:p>
        </text:list-item>
        <text:list-item>
          <text:p text:style-name="P17">White fluorescent</text:p>
        </text:list-item>
        <text:list-item>
          <text:p text:style-name="P17">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4" draw:name="Frame11" text:anchor-type="paragraph" svg:x="10mm" svg:y="0mm" svg:width="69.92mm" draw:z-index="45"><draw:text-box fo:min-height="59.13mm"><text:p text:style-name="Darktable_20_caption"><draw:frame draw:style-name="fr33" draw:name="graphics21" text:anchor-type="paragraph" svg:y="0.02mm" svg:width="34.96mm" style:rel-width="50%" svg:height="52.92mm" style:rel-height="scale" draw:z-index="4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4" draw:name="Frame12" text:anchor-type="paragraph" svg:x="90.01mm" svg:y="0mm" svg:width="69.92mm" draw:z-index="50"><draw:text-box fo:min-height="59.13mm"><text:p text:style-name="Darktable_20_caption"><draw:frame draw:style-name="fr33" draw:name="graphics22" text:anchor-type="paragraph" svg:y="0.02mm" svg:width="34.96mm" style:rel-width="50%" svg:height="52.92mm" style:rel-height="scale" draw:z-index="51"><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draw:text-box fo:min-height="16.4mm"><text:p text:style-name="Darktable_20_caption"><draw:frame draw:style-name="fr32" draw:name="graphics23" text:anchor-type="paragraph" svg:x="0.04mm" svg:y="0.02mm" svg:width="75.39mm" style:rel-width="100%" svg:height="16.4mm" style:rel-height="scale" draw:z-index="2"><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text:span></text:span><text:span text:style-name="Darktable_20_emphasis"><text:span text:style-name="T9"> and </text:span></text:span><text:span text:style-name="Darktable_20_emphasis"><text:span text:style-name="T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34" draw:name="graphics52" text:anchor-type="char" svg:width="6.77mm" svg:height="6.77mm" draw:z-index="3"><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34" draw:name="graphics110" text:anchor-type="char" svg:width="6.77mm" svg:height="6.77mm" draw:z-index="5"><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6" draw:name="Frame14" text:anchor-type="paragraph" svg:y="-0.11mm" svg:width="106.77mm" draw:z-index="6"><draw:text-box fo:min-height="44.08mm"><text:p text:style-name="Darktable_20_caption"><draw:frame draw:style-name="fr33" draw:name="graphics26" text:anchor-type="paragraph" svg:y="0.02mm" svg:width="50.01mm" svg:height="37.45mm" draw:z-index="7"><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6" draw:name="Frame91" text:anchor-type="paragraph" svg:y="2.08mm" svg:width="71.44mm" draw:z-index="8"><draw:text-box fo:min-height="45.63mm"><text:p text:style-name="Darktable_20_caption"><draw:frame draw:style-name="fr35" draw:name="graphics141" text:anchor-type="paragraph" svg:x="0mm" svg:y="0mm" svg:width="71.44mm" style:rel-width="100%" svg:height="41.28mm" style:rel-height="scale" draw:z-index="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5">Figure 16</text:sequence-ref>.</text:p>
      <text:p text:style-name="Darktable_20_text"><draw:frame draw:style-name="fr6" draw:name="Frame811" text:anchor-type="paragraph" svg:y="2.43mm" svg:width="70.75mm" draw:z-index="13"><draw:text-box fo:min-height="39.65mm"><text:p text:style-name="Darktable_20_caption"><draw:frame draw:style-name="fr33" draw:name="graphics131" text:anchor-type="paragraph" svg:y="0.02mm" svg:width="50.01mm" svg:height="33.21mm" draw:z-index="14"><draw:image xlink:href="../images/goldensection.png" xlink:type="simple" xlink:show="embed" xlink:actuate="onLoad"/></draw:frame>Figure <text:sequence text:ref-name="refFigure15" text:name="Figure" text:formula="ooow:Figure+1" style:num-format="1">16</text:sequence>: golden section rule</text:p></draw:text-box></draw:frame><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6">Figure 17</text:sequence-ref></text:span>.</text:p>
      <text:p text:style-name="Darktable_20_text"><draw:frame draw:style-name="fr6" draw:name="Frame21" text:anchor-type="paragraph" svg:y="0.42mm" svg:width="61.44mm" draw:z-index="138"><draw:text-box fo:min-height="40.16mm"><text:p text:style-name="Darktable_20_caption"><draw:frame draw:style-name="fr33" draw:name="graphics31" text:anchor-type="paragraph" svg:y="0.02mm" svg:width="50.01mm" svg:height="33.21mm" draw:z-index="139"><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1"><text:sequence-ref text:reference-format="category-and-value" text:ref-name="ref0">Error: Reference source not found</text:sequence-ref></text:span>.</text:p>
      <text:p text:style-name="Darktable_20_text"/>
      <text:p text:style-name="Darktable_20_text"><draw:frame draw:style-name="fr7" draw:name="Frame101" text:anchor-type="paragraph" svg:y="3mm" svg:width="50.62mm" draw:z-index="141"><draw:text-box fo:min-height="37.85mm"><text:p text:style-name="Darktable_20_caption"><draw:frame draw:style-name="fr36" draw:name="graphics151" text:anchor-type="paragraph" svg:y="0mm" svg:width="50.01mm" svg:height="33.21mm" draw:z-index="142"><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8" draw:name="Frame31" text:anchor-type="paragraph" svg:x="0.21mm" svg:y="8.75mm" svg:width="85.8mm" draw:z-index="17"><draw:text-box fo:min-height="46.21mm"><text:p text:style-name="Darktable_20_caption"><draw:frame draw:style-name="fr37" draw:name="graphics41" text:anchor-type="paragraph" svg:width="55mm" svg:height="41.19mm" draw:z-index="18"><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4" draw:name="Frame41" text:anchor-type="paragraph" svg:x="85.99mm" svg:y="8.84mm" svg:width="83.8mm" draw:z-index="26"><draw:text-box fo:min-height="46.13mm"><text:p text:style-name="Darktable_20_caption"><draw:frame draw:style-name="fr36" draw:name="graphics51" text:anchor-type="paragraph" svg:y="0mm" svg:width="55mm" svg:height="40.99mm" draw:z-index="27"><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872039394" text:style-name="L3">
        <text:list-item>
          <text:p text:style-name="P18">An object far from the center of the picture seems to have more weight than one near the center. </text:p>
        </text:list-item>
        <text:list-item>
          <text:p text:style-name="P18">Objects in the upper part of a picture seem heavier than objects of the same size in the lower part of a picture. </text:p>
        </text:list-item>
        <text:list-item>
          <text:p text:style-name="P18">Isolation seems to increase the weight of an object. </text:p>
        </text:list-item>
        <text:list-item>
          <text:p text:style-name="P18">Intensely interesting objects seem to have more compositional weight. </text:p>
        </text:list-item>
        <text:list-item>
          <text:p text:style-name="P18">Regular shapes seem to have more weight than irregular shapes. </text:p>
        </text:list-item>
        <text:list-item>
          <text:p text:style-name="P18">Elements on the right side of an asymmetrical picture appear to have more weight than elements of the same size on the left side of the picture. </text:p>
        </text:list-item>
        <text:list-item>
          <text:p text:style-name="P18">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draw:frame draw:style-name="fr9" draw:name="Frame111" text:anchor-type="paragraph" svg:x="64.63mm" svg:y="-0.14mm" svg:width="105.83mm" draw:z-index="72"><draw:text-box fo:min-height="81.99mm"><text:p text:style-name="Darktable_20_caption"><draw:frame draw:style-name="fr36" draw:name="graphics161" text:anchor-type="paragraph" svg:y="1.16mm" svg:width="47.78mm" svg:height="70.89mm" draw:z-index="73"><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20">Figure 21</text:sequence-ref>)</text:p>
      <text:p text:style-name="P3">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0" draw:name="Frame121" text:anchor-type="paragraph" svg:x="60.33mm" svg:y="6.28mm" svg:width="109.68mm" draw:z-index="33"><draw:text-box fo:min-height="79.97mm"><text:p text:style-name="Darktable_20_caption"><draw:frame draw:style-name="fr38" draw:name="graphics1" text:anchor-type="paragraph" svg:width="99.84mm" svg:height="75.14mm" draw:z-index="77"><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8" draw:name="Frame51" text:anchor-type="paragraph" svg:x="0mm" svg:y="1.64mm" svg:width="170mm" draw:z-index="36"><draw:text-box fo:min-height="69.37mm"><text:p text:style-name="Darktable_20_caption"><draw:frame draw:style-name="fr39" draw:name="graphics61" text:anchor-type="paragraph" svg:y="0mm" svg:width="60.01mm" svg:height="60.01mm" draw:z-index="38"><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draw:frame draw:style-name="fr11" draw:name="Frame61" text:anchor-type="paragraph" svg:y="0.3mm" svg:width="83.64mm" draw:z-index="43"><draw:text-box fo:min-height="68.93mm"><text:p text:style-name="Darktable_20_caption"><draw:frame draw:style-name="fr40" draw:name="graphics71" text:anchor-type="paragraph" svg:width="60.01mm" svg:height="60.01mm" draw:z-index="44"><draw:image xlink:href="../images/merge1.jpg" xlink:type="simple" xlink:show="embed" xlink:actuate="onLoad"/></draw:frame>Figure <text:sequence text:ref-name="refFigure23"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12" draw:name="Frame71" text:anchor-type="paragraph" svg:y="1.94mm" svg:width="83.29mm" draw:z-index="143"><draw:text-box fo:min-height="51.56mm"><text:p text:style-name="Darktable_20_caption"><draw:frame draw:style-name="fr33" draw:name="graphics81" text:anchor-type="paragraph" svg:y="0.02mm" svg:width="59.97mm" svg:height="45.17mm" draw:z-index="144"><draw:image xlink:href="../images/merge2.jpg" xlink:type="simple" xlink:show="embed" xlink:actuate="onLoad"/></draw:frame>Figure <text:sequence text:ref-name="refFigure24" text:name="Figure" text:formula="ooow:Figure+1" style:num-format="1">25</text:sequence>: an example of border merger</text:p></draw:text-box></draw:frame><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1" draw:name="graphics91" text:anchor-type="paragraph" svg:x="0mm" svg:y="3.99mm" svg:width="62.23mm" svg:height="46.67mm" draw:z-index="49"><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ext:soft-page-break/>
        <table:table-row>
          <table:table-cell table:style-name="Table8.A2" office:value-type="string">
            <text:p text:style-name="P11"><draw:frame draw:style-name="fr41" draw:name="graphics101" text:anchor-type="paragraph" svg:x="0mm" svg:y="4.41mm" svg:width="62.23mm" svg:height="46.67mm" draw:z-index="47"><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able:table-row>
          <table:table-cell table:style-name="Table8.A2" office:value-type="string">
            <text:p text:style-name="P11"><draw:frame draw:style-name="fr41" draw:name="graphics111" text:anchor-type="paragraph" svg:x="0mm" svg:y="4.18mm" svg:width="62.23mm" svg:height="46.67mm" draw:z-index="48"><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0" draw:name="Frame141" text:anchor-type="paragraph" svg:x="82.99mm" svg:y="0.39mm" svg:width="87.12mm" draw:z-index="52"><draw:text-box fo:min-height="67.03mm"><text:p text:style-name="Darktable_20_caption"><draw:frame draw:style-name="fr33" draw:name="graphics181" text:anchor-type="paragraph" svg:y="0.02mm" svg:width="60.01mm" svg:height="60.01mm" draw:z-index="53"><draw:image xlink:href="../images/chromaricaberration.jpg" xlink:type="simple" xlink:show="embed" xlink:actuate="onLoad"/></draw:frame>Figure <text:sequence text:ref-name="refFigure25" text:name="Figure" text:formula="ooow:Figure+1" style:num-format="1">26</text:sequence>: example of chromatic aberration</text:p></draw:text-box></draw:frame>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25">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151"><draw:text-box fo:min-height="51.31mm"><text:p text:style-name="Darktable_20_caption"><draw:frame draw:style-name="fr32" draw:name="graphics171" text:anchor-type="paragraph" svg:x="0.04mm" svg:y="0.02mm" svg:width="77.77mm" style:rel-width="100%" svg:height="51.31mm" style:rel-height="scale" draw:z-index="152"><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3" draw:name="Frame15" text:anchor-type="paragraph" svg:y="0.19mm" svg:width="164.29mm" draw:z-index="145"><draw:text-box fo:min-height="115.83mm"><text:p text:style-name="Darktable_20_caption"><draw:frame draw:style-name="fr42" draw:name="graphics191" text:anchor-type="paragraph" svg:x="4mm" svg:y="2.13mm" svg:width="74.08mm" svg:height="48.7mm" draw:z-index="146"><draw:image xlink:href="../images/lenscorrection-orig.jpg" xlink:type="simple" xlink:show="embed" xlink:actuate="onLoad"/></draw:frame><draw:frame draw:style-name="fr41" draw:name="graphics201" text:anchor-type="paragraph" svg:x="85.35mm" svg:y="1.99mm" svg:width="74.08mm" svg:height="48.7mm" draw:z-index="147"><draw:image xlink:href="../images/lenscorrection-rectilinear.jpg" xlink:type="simple" xlink:show="embed" xlink:actuate="onLoad"/></draw:frame><draw:frame draw:style-name="fr43" draw:name="graphics211" text:anchor-type="paragraph" svg:x="4.09mm" svg:y="54.01mm" svg:width="74.08mm" svg:height="48.7mm" draw:z-index="148"><draw:image xlink:href="Pictures/1000000000000190000001075B050FAB.jpg" xlink:type="simple" xlink:show="embed" xlink:actuate="onLoad"/></draw:frame><draw:frame draw:style-name="fr43" draw:name="graphics221" text:anchor-type="paragraph" svg:x="85.67mm" svg:y="53.59mm" svg:width="74.08mm" svg:height="49.27mm" draw:z-index="149"><draw:image xlink:href="../images/lenscorrection-panoramic.jpg" xlink:type="simple" xlink:show="embed" xlink:actuate="onLoad"/></draw:frame><draw:frame draw:style-name="fr44" draw:name="graphics231" text:anchor-type="paragraph" svg:x="4.09mm" svg:y="105.18mm" svg:width="74.08mm" svg:height="49.27mm" draw:z-index="150"><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3" draw:name="Frame16" text:anchor-type="paragraph" svg:y="0.42mm" svg:width="143.42mm" draw:z-index="56"><draw:text-box fo:min-height="56.39mm"><text:p text:style-name="Darktable_20_caption"><draw:frame draw:style-name="fr43" draw:name="graphics241" text:anchor-type="paragraph" svg:x="22.01mm" svg:y="0mm" svg:width="48.68mm" svg:height="48.42mm" draw:z-index="57"><draw:image xlink:href="../images/chromaricaberration_nothing.jpg" xlink:type="simple" xlink:show="embed" xlink:actuate="onLoad"/></draw:frame><draw:frame draw:style-name="fr41" draw:name="graphics251" text:anchor-type="paragraph" svg:x="76.69mm" svg:y="0mm" svg:width="48.68mm" svg:height="48.42mm" draw:z-index="58"><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519674961" text:style-name="L4">
        <text:list-item>
          <text:p text:style-name="P19">to crop the image so to change the composition;</text:p>
        </text:list-item>
        <text:list-item>
          <text:p text:style-name="P19">to rotate the image to correct composition problems;</text:p>
        </text:list-item>
        <text:list-item>
          <text:p text:style-name="P19">to correct keystone distortion.</text:p>
        </text:list-item>
      </text:list>
      <text:p text:style-name="Darktable_20_heading_20_4">Crop</text:p>
      <text:p text:style-name="Darktable_20_text"><draw:frame draw:style-name="fr14" draw:name="Frame17" text:anchor-type="paragraph" svg:x="0.04mm" svg:y="14.59mm" svg:width="107.84mm" draw:z-index="59"><draw:text-box fo:min-height="87.15mm"><text:p text:style-name="Darktable_20_caption"><draw:frame draw:style-name="fr32" draw:name="graphics261" text:anchor-type="paragraph" svg:x="0.04mm" svg:y="0.02mm" svg:width="52.92mm" svg:height="79.38mm" draw:z-index="60"><draw:image xlink:href="../images/Piandulares.jpg" xlink:type="simple" xlink:show="embed" xlink:actuate="onLoad"/></draw:frame><draw:frame draw:style-name="fr35" draw:name="graphics28" text:anchor-type="paragraph" svg:x="54.93mm" svg:y="2.38mm" svg:width="52.92mm" svg:height="79.82mm" draw:z-index="61"><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5" draw:name="Frame23" text:anchor-type="paragraph" svg:y="0.53mm" svg:width="93.24mm" draw:z-index="62"><draw:text-box fo:min-height="59.23mm"><text:p text:style-name="P9"><draw:frame draw:style-name="fr45" draw:name="graphics27" text:anchor-type="paragraph" svg:y="0mm" svg:width="70.01mm" svg:height="56.07mm" draw:z-index="6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6" draw:name="Frame18" text:anchor-type="paragraph" svg:y="1.01mm" svg:width="53.8mm" draw:z-index="64"><draw:text-box fo:min-height="88.3mm"><text:p text:style-name="Darktable_20_caption"><draw:frame draw:style-name="fr37" draw:name="graphics29" text:anchor-type="paragraph" svg:width="52.92mm" svg:height="79.38mm" draw:z-index="6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n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draw:frame draw:style-name="fr11" draw:name="Frame19" text:anchor-type="paragraph" svg:y="18.57mm" svg:width="105.83mm" draw:z-index="66"><draw:text-box fo:min-height="64.82mm"><text:p text:style-name="Darktable_20_caption"><draw:frame draw:style-name="fr32" draw:name="graphics311" text:anchor-type="paragraph" svg:x="0.04mm" svg:y="0.02mm" svg:width="105.83mm" style:rel-width="100%" svg:height="64.82mm" style:rel-height="scale" draw:z-index="67"><draw:image xlink:href="../images/crop3.jpg" xlink:type="simple" xlink:show="embed" xlink:actuate="onLoad"/></draw:frame>Figure <text:sequence text:ref-name="refFigure32"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46" draw:name="graphics30" text:anchor-type="as-char" svg:y="-3.83mm" svg:width="3.7mm" svg:height="3.7mm" draw:z-index="12"><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text:soft-page-break/>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7" draw:name="Frame20" text:anchor-type="paragraph" svg:x="0.04mm" svg:y="1.5mm" svg:width="60.01mm" draw:z-index="68"><draw:text-box fo:min-height="88.94mm"><text:p text:style-name="Darktable_20_caption"><draw:frame draw:style-name="fr35" draw:name="graphics32" text:anchor-type="paragraph" svg:x="0.04mm" svg:y="0mm" svg:width="60.01mm" style:rel-width="100%" svg:height="88.94mm" style:rel-height="scale" draw:z-index="69"><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3" draw:name="Frame211" text:anchor-type="paragraph" svg:y="0.55mm" svg:width="152.45mm" draw:z-index="70"><draw:text-box fo:min-height="111.34mm"><text:p text:style-name="Darktable_20_caption"><draw:frame draw:style-name="fr35" draw:name="graphics33" text:anchor-type="paragraph" svg:x="1.8mm" svg:y="0mm" svg:width="71.17mm" svg:height="105.83mm" draw:z-index="71"><draw:image xlink:href="../images/keystone_before.jpg" xlink:type="simple" xlink:show="embed" xlink:actuate="onLoad"/></draw:frame><draw:frame draw:style-name="fr41" draw:name="graphics25" text:anchor-type="paragraph" svg:x="78.74mm" svg:y="0mm" svg:width="71.17mm" svg:height="105.83mm" draw:z-index="78"><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47" draw:name="graphics34" text:anchor-type="as-char" svg:width="6.77mm" svg:height="6.77mm" draw:z-index="125"><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8" draw:name="Frame42" text:anchor-type="paragraph" svg:width="170mm" draw:z-index="113"><draw:text-box fo:min-height="100.81mm"><text:p text:style-name="Darktable_20_caption"><draw:frame draw:style-name="fr41" draw:name="graphics62" text:anchor-type="paragraph" svg:x="0mm" svg:y="-5.56mm" svg:width="170mm" svg:height="100.81mm" draw:z-index="114"><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draw:frame draw:style-name="fr10" draw:name="Frame43" text:anchor-type="paragraph" svg:x="84.93mm" svg:y="113.86mm" svg:width="86.4mm" draw:z-index="115"><draw:text-box fo:min-height="92.66mm"><text:p text:style-name="Darktable_20_caption"><draw:frame draw:style-name="fr37" draw:name="graphics63" text:anchor-type="paragraph" svg:width="86.4mm" svg:height="87.77mm" draw:z-index="116"><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4">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5" draw:name="Frame44" text:anchor-type="paragraph" svg:width="132.29mm" draw:z-index="117"><draw:text-box fo:min-height="81.88mm"><text:p text:style-name="P15"><draw:frame draw:style-name="fr37" draw:name="graphics64" text:anchor-type="paragraph" svg:width="99.99mm" svg:height="75.3mm" draw:z-index="118"><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Darktable_20_text"><draw:frame draw:style-name="fr13" draw:name="Frame8" text:anchor-type="paragraph" svg:y="-0.18mm" svg:width="153.58mm" draw:z-index="79"><draw:text-box fo:min-height="84.47mm"><text:p text:style-name="P9"><draw:frame draw:style-name="fr35" draw:name="graphics40" text:anchor-type="paragraph" svg:x="32.23mm" svg:y="0mm" svg:width="79.99mm" svg:height="79.99mm" draw:z-index="80"><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3">, </text:span><text:span text:style-name="T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he or she wants it to be.</text:p>
      <text:p text:style-name="P5">Most digital SLRs (and some compacts) have a black and white mode. In this case, the camera does the conversion but the results are usually poor, flat, washed out photos. </text:p>
      <text:p text:style-name="Darktable_20_text"><text:span text:style-name="T3">There is not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3">black</text:span></text:span><text:span text:style-name="T3"> and </text:span><text:span text:style-name="Darktable_20_emphasis"><text:span text:style-name="T3">white</text:span></text:span><text:span text:style-name="T3">.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39">Figure 40</text:sequence-ref></text:span><text:span text:style-name="T3">.</text:span></text:p>
      <text:p text:style-name="Darktable_20_text"><draw:frame draw:style-name="fr5" draw:name="Frame46" text:anchor-type="paragraph" svg:width="170mm" draw:z-index="121"><draw:text-box fo:min-height="101.99mm"><text:p text:style-name="Darktable_20_caption"><draw:frame draw:style-name="fr32" draw:name="graphics66" text:anchor-type="paragraph" svg:x="0.04mm" svg:y="0.02mm" svg:width="170mm" style:rel-width="100%" svg:height="101.99mm" style:rel-height="scale" draw:z-index="122"><draw:image xlink:href="../images/ui_open_lamps.png" xlink:type="simple" xlink:show="embed" xlink:actuate="onLoad"/></draw:frame>Figure <text:sequence text:ref-name="refFigure39" text:name="Figure" text:formula="ooow:Figure+1" style:num-format="1">40</text:sequence>: Darkroom with Lamps.CR2 opened</text:p></draw:text-box></draw:frame></text:p>
      <text:p text:style-name="Darktable_20_text"><draw:frame draw:style-name="fr19" draw:name="Frame45" text:anchor-type="paragraph" svg:y="0.74mm" svg:width="170mm" draw:z-index="119"><draw:text-box fo:min-height="101.99mm"><text:p text:style-name="Darktable_20_caption"><draw:frame draw:style-name="fr48" draw:name="graphics65" text:anchor-type="paragraph" svg:x="0.04mm" svg:y="-1.39mm" svg:width="170mm" style:rel-width="100%" svg:height="101.99mm" style:rel-height="scale" draw:z-index="120"><draw:image xlink:href="../images/ui_open_lamps_bw_default.png" xlink:type="simple" xlink:show="embed" xlink:actuate="onLoad"/></draw:frame>Figure <text:sequence text:ref-name="refFigure40" text:name="Figure" text:formula="ooow:Figure+1" style:num-format="1">41</text:sequence>: Image with monochrome plugin activat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 (</text:span><text:span text:style-name="T8"><text:sequence-ref text:reference-format="category-and-value" text:ref-name="refFigure40">Figure 41</text:sequence-ref></text:span><text:span text:style-name="T8">).</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pan text:style-name="T9">Usually it is possible to convert an image to black and white in different ways, because a </text:span><text:span text:style-name="T8">different use of the color channels simulates the effect of shooting a film with colored photographic filters on the cameras. This </text:span><text:span text:style-name="T8">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49" draw:name="graphics35" text:anchor-type="as-char" svg:y="-55.92mm" svg:width="6.77mm" svg:height="6.77mm" draw:z-index="140"><draw:image xlink:href="Pictures/100002010000008000000080D45F7F9D.png" xlink:type="simple" xlink:show="embed" xlink:actuate="onLoad"/></draw:frame></text:p>
          </table:table-cell>
          <table:table-cell table:style-name="Table10.B1" office:value-type="string">
            <text:p text:style-name="Darktable_20_heading_20_3"><draw:frame draw:style-name="fr10" draw:name="Frame37" text:anchor-type="paragraph" svg:x="94.12mm" svg:y="3.63mm" svg:width="50.8mm" draw:z-index="136"><draw:text-box fo:min-height="50.8mm"><text:p text:style-name="Darktable_20_caption"><draw:frame draw:style-name="fr33" draw:name="graphics57" text:anchor-type="paragraph" svg:y="0.02mm" svg:width="40.01mm" svg:height="40.01mm" draw:z-index="137"><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1">For example, a daylight-calibrated film must be used with a blue filter when the only available light is tungsten (usually at 3200°K) in order to cool down the temperature.</text:span></text:p>
            <text:p text:style-name="Darktable_20_text"><draw:frame draw:style-name="fr20" draw:name="Frame36" text:anchor-type="paragraph" svg:x="0mm" svg:y="12.82mm" svg:width="73.04mm" draw:z-index="132"><draw:text-box fo:min-height="52.41mm"><text:p text:style-name="Darktable_20_caption"><draw:frame draw:style-name="fr50" draw:name="graphics56" text:anchor-type="paragraph" svg:x="16.51mm" svg:y="0mm" svg:width="40.01mm" svg:height="40.01mm" draw:z-index="133"><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filter.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 to convert a color picture to black and white is using the <text:span text:style-name="T6">channel 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2.47mm" svg:width="68mm" style:rel-width="40%" svg:height="42.28mm" fo:min-height="17%" draw:z-index="81"><draw:text-box><text:p text:style-name="Darktable_20_caption"><draw:frame draw:style-name="fr33" draw:name="graphics42" text:anchor-type="paragraph" svg:y="0.02mm" svg:width="60.01mm" svg:height="36.18mm" draw:z-index="82"><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53mm" svg:y="6.33mm" svg:width="170mm" draw:z-index="83"><draw:text-box fo:min-height="102.73mm"><text:p text:style-name="Darktable_20_caption"><draw:frame draw:style-name="fr33" draw:name="graphics43" text:anchor-type="paragraph" svg:y="0mm" svg:width="111.25mm" svg:height="91.44mm" draw:z-index="84"><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5" draw:name="Frame25" text:anchor-type="paragraph" svg:width="128.27mm" draw:z-index="85"><draw:text-box fo:min-height="89.48mm"><text:p text:style-name="Darktable_20_caption"><draw:frame draw:style-name="fr33" draw:name="graphics44" text:anchor-type="paragraph" svg:y="0mm" svg:width="99.99mm" svg:height="82.36mm" draw:z-index="86"><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p>
      <text:p text:style-name="Darktable_20_text"><draw:frame draw:style-name="fr21" draw:name="Frame26" text:anchor-type="paragraph" svg:y="2.79mm" svg:width="128.38mm" draw:z-index="87"><draw:text-box fo:min-height="90.75mm"><text:p text:style-name="Darktable_20_caption"><draw:frame draw:style-name="fr33" draw:name="graphics45" text:anchor-type="paragraph" svg:y="0.02mm" svg:width="99.99mm" svg:height="84.12mm" draw:z-index="88"><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47">Figure 48</text:sequence-ref>.</text:p>
      <text:p text:style-name="Darktable_20_text"><draw:frame draw:style-name="fr5" draw:name="Frame27" text:anchor-type="paragraph" svg:width="66.36mm" draw:z-index="89"><draw:text-box fo:min-height="57.45mm"><text:p text:style-name="Darktable_20_caption"><draw:frame draw:style-name="fr33" draw:name="graphics46" text:anchor-type="paragraph" svg:y="0.02mm" svg:width="60.38mm" svg:height="54.77mm" draw:z-index="90"><draw:image xlink:href="../images/ui_channel_mixer_presets.png" xlink:type="simple" xlink:show="embed" xlink:actuate="onLoad"/></draw:frame>Figure <text:sequence text:ref-name="refFigure47" text:name="Figure" text:formula="ooow:Figure+1" style:num-format="1">48</text:sequence>: Channel mixer presets</text:p></draw:text-box></draw:frame>The default <text:span text:style-name="T7">b/w </text:span><text:span text:style-name="T9">preset assigns the values 0.210 , 0.720 , 0.070 to the channels red, green and blue. </text:span></text:p>
      <text:p text:style-name="P8"><draw:frame draw:style-name="fr5" draw:name="Frame28" text:anchor-type="paragraph" svg:width="101.6mm" draw:z-index="91"><draw:text-box fo:min-height="84.33mm"><text:p text:style-name="Darktable_20_caption"><draw:frame draw:style-name="fr32" draw:name="graphics47" text:anchor-type="paragraph" svg:x="0.04mm" svg:y="0.02mm" svg:width="101.6mm" style:rel-width="100%" svg:height="84.33mm" style:rel-height="scale" draw:z-index="92"><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93"><draw:text-box fo:min-height="89.11mm"><text:p text:style-name="Darktable_20_caption"><draw:frame draw:style-name="fr33" draw:name="graphics48" text:anchor-type="paragraph" svg:y="0.02mm" svg:width="99.99mm" svg:height="82.36mm" draw:z-index="94"><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8">Another way to convert to black and white is to lower the saturation by using the </text:span><text:span text:style-name="Darktable_20_emphasis">c</text:span><text:span text:style-name="T6">olor zones</text:span><text:span text:style-name="T8"> plugin under the c</text:span><text:span text:style-name="T6">olor </text:span><text:span text:style-name="T8">group.</text:span></text:p>
      <text:p text:style-name="Darktable_20_text"><text:span text:style-name="T8">Open Lamps.CR2 and click on the color group; select the saturation tab like in </text:span><text:span text:style-name="T8"><text:sequence-ref text:reference-format="category-and-value" text:ref-name="refFigure17">Figure 18</text:sequence-ref></text:span><text:span text:style-name="T8">. </text:span></text:p>
      <text:p text:style-name="Darktable_20_text"><draw:frame draw:style-name="fr8" draw:name="Frame50" text:anchor-type="paragraph" svg:x="0mm" svg:y="121.09mm" svg:width="170mm" draw:z-index="123"><draw:text-box fo:min-height="101.99mm"><text:p text:style-name="Darktable_20_caption"><draw:frame draw:style-name="fr35" draw:name="graphics70" text:anchor-type="paragraph" svg:x="0.04mm" svg:y="0mm" svg:width="170mm" style:rel-width="100%" svg:height="101.99mm" style:rel-height="scale" draw:z-index="124"><draw:image xlink:href="../images/ui_open_lamps_colorzones_dragdown.png" xlink:type="simple" xlink:show="embed" xlink:actuate="onLoad"/></draw:frame>Figure <text:sequence text:ref-name="refFigure50" text:name="Figure" text:formula="ooow:Figure+1" style:num-format="1">52</text:sequence>: Image converted to sepia tone by lowering the saturation</text:p></draw:text-box></draw:frame><draw:frame draw:style-name="fr21" draw:name="Frame47" text:anchor-type="paragraph" svg:y="-0.42mm" svg:width="170mm" draw:z-index="134"><draw:text-box fo:min-height="101.99mm"><text:p text:style-name="Darktable_20_caption"><draw:frame draw:style-name="fr36" draw:name="graphics67" text:anchor-type="paragraph" svg:y="0mm" svg:width="170mm" style:rel-width="100%" svg:height="101.99mm" style:rel-height="scale" draw:z-index="135"><draw:image xlink:href="../images/ui_open_lamps_colorzones_default.png" xlink:type="simple" xlink:show="embed" xlink:actuate="onLoad"/></draw:frame>Figure <text:sequence text:ref-name="refFigure51" text:name="Figure" text:formula="ooow:Figure+1" style:num-format="1">51</text:sequence>: Lamps image, on the right the color zones panel with the saturation tab open</text:p></draw:text-box></draw:frame><text:soft-page-break/><text:span text:style-name="T8">Now pick with the left mouse the dots in the middle of the frame and drag them to the bottom. You can change the influence of each dot with the mouse scroll wheel. The result should be something like </text:span><text:span text:style-name="T8"><text:sequence-ref text:reference-format="category-and-value" text:ref-name="refFigure50">Figure 52</text:sequence-ref></text:span><text:span text:style-name="T8">. The advantage of this method over the use of the monochrome plugin is that it is possible to choose to desaturate only some colors in the image.</text:span></text:p>
      <text:p text:style-name="P7">On the opposite side, with this plugin it is more difficult to create an homogeneous and natural effect, <text:soft-page-break/>therefore for most conversions to black and white, the monochrome or channel mixer plugins do a better job.</text:p>
      <text:h text:style-name="Darktable_20_heading_20_2" text:outline-level="3">Adjusting contrast with the tone curve plugin</text:h>
      <text:p text:style-name="P7">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3" draw:name="Frame35" text:anchor-type="paragraph" svg:y="0.79mm" svg:width="134.36mm" draw:z-index="105"><draw:text-box fo:min-height="75.85mm"><text:p text:style-name="Darktable_20_caption"><draw:frame draw:style-name="fr36" draw:name="graphics55" text:anchor-type="paragraph" svg:y="0mm" svg:width="105.83mm" svg:height="70.38mm" draw:z-index="106"><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53">Figure 54</text:sequence-ref>.</text:p>
      <text:p text:style-name="P7"><draw:frame draw:style-name="fr6" draw:name="Frame30" text:anchor-type="paragraph" svg:y="2.58mm" svg:width="81.35mm" draw:z-index="128"><draw:text-box fo:min-height="44.7mm"><text:p text:style-name="Darktable_20_caption"><draw:frame draw:style-name="fr33" draw:name="graphics49" text:anchor-type="paragraph" svg:y="0.02mm" svg:width="66.15mm" svg:height="37.31mm" draw:z-index="129"><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54">Figure 55</text:sequence-ref>.</text:p>
      <text:p text:style-name="P7"><draw:frame draw:style-name="fr24" draw:name="Frame34" text:anchor-type="paragraph" svg:y="1.48mm" svg:width="105.83mm" draw:z-index="103"><draw:text-box fo:min-height="70.38mm"><text:p text:style-name="Darktable_20_caption"><draw:frame draw:style-name="fr36" draw:name="graphics54" text:anchor-type="paragraph" svg:y="0mm" svg:width="105.83mm" style:rel-width="100%" svg:height="70.38mm" style:rel-height="scale" draw:z-index="104"><draw:image xlink:href="../images/warrior-2.jpg" xlink:type="simple" xlink:show="embed" xlink:actuate="onLoad"/></draw:frame>Figure <text:sequence text:ref-name="refFigure54"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we will see how the tone curve plugin can help.</text:p>
      <text:p text:style-name="P7">Turn on the plugin, its content becomes like in <text:sequence-ref text:reference-format="category-and-value" text:ref-name="refFigure55">Figure 56</text:sequence-ref>.</text:p>
      <text:p text:style-name="P7"><draw:frame draw:style-name="fr25" draw:name="Frame32" text:anchor-type="paragraph" svg:x="0.34mm" svg:y="1.25mm" svg:width="75.67mm" draw:z-index="95"><draw:text-box fo:min-height="74.31mm"><text:p text:style-name="Darktable_20_caption"><draw:frame draw:style-name="fr36" draw:name="graphics50" text:anchor-type="paragraph" svg:y="0mm" svg:width="69.59mm" svg:height="69.32mm" draw:z-index="98"><draw:image xlink:href="../images/warrior-2-tone-plugin.png" xlink:type="simple" xlink:show="embed" xlink:actuate="onLoad"/></draw:frame>Figure <text:sequence text:ref-name="refFigure55"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7">On the horizontal axis there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is the slop angle of the curve the higher is the contrast between the tones.</text:p>
      <text:p text:style-name="P7"><draw:frame draw:style-name="fr1" draw:name="Frame33" text:anchor-type="paragraph" svg:width="170mm" draw:z-index="99"><draw:text-box fo:min-height="74.05mm"><text:p text:style-name="Darktable_20_caption"><draw:frame draw:style-name="fr32" draw:name="graphics53" text:anchor-type="paragraph" svg:x="0.04mm" svg:y="0.02mm" svg:width="170mm" style:rel-width="100%" svg:height="74.05mm" style:rel-height="scale" draw:z-index="101"><draw:image xlink:href="../images/warrior-tone-plugin-examples.png" xlink:type="simple" xlink:show="embed" xlink:actuate="onLoad"/></draw:frame>Figure <text:sequence text:ref-name="refFigure56"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57">Figure 58</text:sequence-ref>.</text:p>
      <text:p text:style-name="P7"><draw:frame draw:style-name="fr26" draw:name="Frame52" text:anchor-type="paragraph" svg:x="11.38mm" svg:width="68.77mm" draw:z-index="126"><draw:text-box fo:min-height="68.77mm"><text:p text:style-name="Darktable_20_caption"><draw:frame draw:style-name="fr35" draw:name="graphics72" text:anchor-type="paragraph" svg:x="0mm" svg:y="0mm" svg:width="68.77mm" style:rel-width="100%" svg:height="68.77mm" style:rel-height="scale" draw:z-index="127"><draw:image xlink:href="../images/warrior-tone-plugin-s.png" xlink:type="simple" xlink:show="embed" xlink:actuate="onLoad"/></draw:frame>Figure <text:sequence text:ref-name="refFigure57" text:name="Figure" text:formula="ooow:Figure+1" style:num-format="1">58</text:sequence>: S tone curve</text:p></draw:text-box></draw:frame><draw:frame draw:style-name="fr27" draw:name="Frame48" text:anchor-type="paragraph" svg:x="90.56mm" svg:width="67.73mm" draw:z-index="130"><draw:text-box fo:min-height="69.06mm"><text:p text:style-name="Darktable_20_caption"><draw:frame draw:style-name="fr35" draw:name="graphics73" text:anchor-type="paragraph" svg:x="0.04mm" svg:y="0mm" svg:width="67.73mm" style:rel-width="100%" svg:height="69.06mm" style:rel-height="scale" draw:z-index="131"><draw:image xlink:href="../images/warrior-tone-plugin-s-1.png" xlink:type="simple" xlink:show="embed" xlink:actuate="onLoad"/></draw:frame>Figure <text:sequence text:ref-name="refFigure58"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1"><text:sequence-ref text:reference-format="category-and-value" text:ref-name="refFigure58">Figure 59</text:sequence-ref></text:span>); this tells how much the curve can be changed in one gesture without making changes that would look unnatural. Click on the circle and drag the line as desired. The new curve is immediately applied to the image so that the result can be checked real-time. The four little triangles at the bottom of the horizontal axis are guides that help darktable change the curve while dragged keeping some continuity. They can be slid as well to achieve the wanted curve. </text:p>
      <text:p text:style-name="P7">The best way to familiarize with the tone curve plugin is to try the effect of the different gestures and the resulting curves to an image. Take some time to do it now with the image of the warrior. </text:p>
      <text:p text:style-name="P7">There are also two presets: mid contrast and high contrast. Try those predefined curves as well.</text:p>
      <text:p text:style-name="P7">Back to the photo, the first improvement is to redistribute the tones so to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draw:frame draw:style-name="fr51" draw:name="graphics36" text:anchor-type="as-char" svg:y="-36.78mm" svg:width="50.01mm" svg:height="50.01mm" draw:z-index="96"><draw:image xlink:href="../images/warrior-3-tone-plugin.png" xlink:type="simple" xlink:show="embed" xlink:actuate="onLoad"/></draw:frame></text:p>
          </table:table-cell>
          <table:table-cell table:style-name="Table11.A1" office:value-type="string">
            <text:p text:style-name="P11"><draw:frame draw:style-name="fr52" draw:name="graphics37" text:anchor-type="as-char" svg:y="-69.06mm" svg:width="105.83mm" svg:height="70.38mm" draw:z-index="97"><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able:table-row table:style-name="Table12.1">
          <table:table-cell table:style-name="Table12.A1" office:value-type="string">
            <text:p text:style-name="P11"><draw:frame draw:style-name="fr53" draw:name="graphics38" text:anchor-type="as-char" svg:width="50.01mm" svg:height="49.64mm" draw:z-index="100"><draw:image xlink:href="../images/warrior-4-tone-plugin.png" xlink:type="simple" xlink:show="embed" xlink:actuate="onLoad"/></draw:frame></text:p>
          </table:table-cell>
          <table:table-cell table:style-name="Table12.A1" office:value-type="string">
            <text:p text:style-name="P11"><draw:frame draw:style-name="fr53" draw:name="graphics39" text:anchor-type="as-char" svg:width="105.83mm" svg:height="70.38mm" draw:z-index="102"><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 with the s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 draw:name="Frame38" text:anchor-type="paragraph" svg:width="78.03mm" draw:z-index="107"><draw:text-box fo:min-height="63.22mm"><text:p text:style-name="Darktable_20_caption"><draw:frame draw:style-name="fr32" draw:name="graphics58" text:anchor-type="paragraph" svg:x="0.04mm" svg:y="0.02mm" svg:width="78.03mm" style:rel-width="100%" svg:height="63.22mm" style:rel-height="scale" draw:z-index="108"><draw:image xlink:href="../images/split-toning-plugin.png" xlink:type="simple" xlink:show="embed" xlink:actuate="onLoad"/></draw:frame>Figure <text:sequence text:ref-name="refFigure6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18" draw:name="Frame39" text:anchor-type="paragraph" svg:width="132.27mm" draw:z-index="109"><draw:text-box fo:min-height="80.68mm"><text:p text:style-name="Darktable_20_caption"><draw:frame draw:style-name="fr37" draw:name="graphics59" text:anchor-type="paragraph" svg:width="132.27mm" svg:height="80.68mm" draw:z-index="110"><draw:image xlink:href="../images/tone-picker.png" xlink:type="simple" xlink:show="embed" xlink:actuate="onLoad"/></draw:frame>Figure <text:sequence text:ref-name="refFigure62" text:name="Figure" text:formula="ooow:Figure+1" style:num-format="1">63</text:sequence>: tone picker</text:p></draw:text-box></draw:frame><text:span text:style-name="T11">The two other options are </text:span><text:span text:style-name="Darktable_20_emphasis"><text:span text:style-name="T11">balance</text:span></text:span><text:span text:style-name="T11">, which defines, whether shadows tone or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28" draw:name="Frame40" text:anchor-type="paragraph" svg:width="105.83mm" draw:z-index="111"><draw:text-box fo:min-height="70.38mm"><text:p text:style-name="Darktable_20_caption"><draw:frame draw:style-name="fr32" draw:name="graphics60" text:anchor-type="paragraph" svg:x="0.04mm" svg:y="0.02mm" svg:width="105.83mm" style:rel-width="100%" svg:height="70.38mm" style:rel-height="scale" draw:z-index="112"><draw:image xlink:href="../images/warrior-5.jpg" xlink:type="simple" xlink:show="embed" xlink:actuate="onLoad"/></draw:frame>Figure <text:sequence text:ref-name="refFigure63" text:name="Figure" text:formula="ooow:Figure+1" style:num-format="1">64</text:sequence>: tone splitting applie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8-16T22:55:53</dc:date>
    <dc:creator>Stefano Fornari</dc:creator>
    <meta:editing-duration>PT15H16M16S</meta:editing-duration>
    <meta:editing-cycles>70</meta:editing-cycles>
    <meta:generator>LibreOffice/3.3$Linux LibreOffice_project/330m19$Build-301</meta:generator>
    <meta:document-statistic meta:table-count="12" meta:image-count="91" meta:object-count="0" meta:page-count="36" meta:paragraph-count="378" meta:word-count="10931" meta:character-count="62674"/>
  </office:meta>
</office:document-meta>
</file>